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f8e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257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876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c5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53e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2b91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21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38a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4d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1f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528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0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5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f34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fec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98f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f22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e6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55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55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b2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d3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024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48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fc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42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fc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c0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33d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c0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cf3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8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4e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0d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9e2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aa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c7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e5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c02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9ee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044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19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2b4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a5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0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cc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04c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20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b7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34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6d2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48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491a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76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56a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db3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033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c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079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1cb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3a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203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53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01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59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c0d4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e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6a2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f78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123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48a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257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2f07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4b0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4baf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4dc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4e4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9fbd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6a8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d1c4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4dc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52a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556e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5833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58f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5c87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5d45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5ec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626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68c9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70f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7674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7742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7891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7dc7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7ed9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809e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810c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810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863f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885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8a1b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9431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9b64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a2b6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a32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a4d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a5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officeooo:paragraph-rsid="47c5e0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e46e5" officeooo:paragraph-rsid="474e4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dff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376c64b1"/>
    </style:style>
    <style:style style:name="T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4b3b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" style:family="text">
      <style:text-properties fo:color="#333333" officeooo:rsid="47257c7d"/>
    </style:style>
    <style:style style:name="T5" style:family="text">
      <style:text-properties officeooo:rsid="3fa4dedd"/>
    </style:style>
    <style:style style:name="T6" style:family="text">
      <style:text-properties style:font-name="標楷體1"/>
    </style:style>
    <style:style style:name="T7" style:family="text">
      <style:text-properties style:font-name="標楷體1" style:font-name-asian="標楷體1"/>
    </style:style>
    <style:style style:name="T8" style:family="text">
      <style:text-properties style:font-name="標楷體1" officeooo:rsid="44bb7b1e" style:font-name-asian="標楷體1"/>
    </style:style>
    <style:style style:name="T9" style:family="text">
      <style:text-properties style:font-name="標楷體1" officeooo:rsid="4501fc80" style:font-name-asian="標楷體1"/>
    </style:style>
    <style:style style:name="T10" style:family="text">
      <style:text-properties style:font-name="標楷體1" officeooo:rsid="46359107" style:font-name-asian="標楷體1"/>
    </style:style>
    <style:style style:name="T11" style:family="text">
      <style:text-properties style:font-name="標楷體1" officeooo:rsid="46c0d4ac"/>
    </style:style>
    <style:style style:name="T12" style:family="text">
      <style:text-properties officeooo:rsid="44be6840"/>
    </style:style>
    <style:style style:name="T13" style:family="text">
      <style:text-properties officeooo:rsid="44efebb5"/>
    </style:style>
    <style:style style:name="T14" style:family="text">
      <style:text-properties officeooo:rsid="45b39560"/>
    </style:style>
    <style:style style:name="T15" style:family="text">
      <style:text-properties style:font-name-asian="Arial"/>
    </style:style>
    <style:style style:name="T16" style:family="text">
      <style:text-properties officeooo:rsid="45b39560" style:font-name-asian="Ari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41d59a38"/>
    </style:style>
    <style:style style:name="T19" style:family="text">
      <style:text-properties officeooo:rsid="41d59a38"/>
    </style:style>
    <style:style style:name="T20" style:family="text">
      <style:text-properties officeooo:rsid="4663aa6f"/>
    </style:style>
    <style:style style:name="T21" style:family="text">
      <style:text-properties officeooo:rsid="466a8f24"/>
    </style:style>
    <style:style style:name="T22" style:family="text">
      <style:text-properties officeooo:rsid="47257c7d"/>
    </style:style>
    <style:style style:name="T23" style:family="text">
      <style:text-properties officeooo:rsid="47257c7d" style:font-name-asian="Arial"/>
    </style:style>
    <style:style style:name="T24" style:family="text">
      <style:text-properties officeooo:rsid="3fa4dedd" style:font-name-asian="Arial"/>
    </style:style>
    <style:style style:name="T25" style:family="text">
      <style:text-properties officeooo:rsid="479b6419" style:font-name-asian="Arial"/>
    </style:style>
    <style:style style:name="T26" style:family="text">
      <style:text-properties officeooo:rsid="47b1e85d" style:font-name-asian="Arial"/>
    </style:style>
    <style:style style:name="T27" style:family="text">
      <style:text-properties officeooo:rsid="4729f296"/>
    </style:style>
    <style:style style:name="T28" style:family="text">
      <style:text-properties style:font-name="標楷體1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4729f296" style:font-name-asian="標楷體1"/>
    </style:style>
    <style:style style:name="T31" style:family="text">
      <style:text-properties style:font-name="標楷體1" officeooo:rsid="473100b1" style:font-name-asian="標楷體1"/>
    </style:style>
    <style:style style:name="T32" style:family="text">
      <style:text-properties style:font-name="標楷體1" officeooo:rsid="47330021" style:font-name-asian="標楷體1"/>
    </style:style>
    <style:style style:name="T33" style:family="text">
      <style:text-properties style:font-name="標楷體1" officeooo:rsid="47349437" style:font-name-asian="標楷體1"/>
    </style:style>
    <style:style style:name="T34" style:family="text">
      <style:text-properties style:font-name="標楷體1" officeooo:rsid="47366c50" style:font-name-asian="標楷體1"/>
    </style:style>
    <style:style style:name="T35" style:family="text">
      <style:text-properties style:font-name="標楷體1" officeooo:rsid="47391f33" style:font-name-asian="標楷體1"/>
    </style:style>
    <style:style style:name="T36" style:family="text">
      <style:text-properties style:font-name="標楷體1" officeooo:rsid="47406cbc" style:font-name-asian="標楷體1"/>
    </style:style>
    <style:style style:name="T37" style:family="text">
      <style:text-properties style:font-name="標楷體1" officeooo:rsid="474b3b5f" style:font-name-asian="標楷體1"/>
    </style:style>
    <style:style style:name="T38" style:family="text">
      <style:text-properties style:font-name="標楷體1" officeooo:rsid="47797522" style:font-name-asian="標楷體1"/>
    </style:style>
    <style:style style:name="T39" style:family="text">
      <style:text-properties style:font-name="標楷體1" officeooo:rsid="478354b8" style:font-name-asian="標楷體1"/>
    </style:style>
    <style:style style:name="T40" style:family="text">
      <style:text-properties style:font-name="標楷體1" officeooo:rsid="4784cd45" style:font-name-asian="標楷體1"/>
    </style:style>
    <style:style style:name="T41" style:family="text">
      <style:text-properties style:font-name="標楷體1" officeooo:rsid="47863f10" style:font-name-asian="標楷體1"/>
    </style:style>
    <style:style style:name="T42" style:family="text">
      <style:text-properties style:font-name="標楷體1" officeooo:rsid="47444a47"/>
    </style:style>
    <style:style style:name="T43" style:family="text">
      <style:text-properties style:font-name="標楷體1" officeooo:rsid="474baf70"/>
    </style:style>
    <style:style style:name="T44" style:family="text">
      <style:text-properties style:font-name="標楷體1" officeooo:rsid="474dc1ba"/>
    </style:style>
    <style:style style:name="T45" style:family="text">
      <style:text-properties style:font-name="標楷體1" officeooo:rsid="47b1e85d"/>
    </style:style>
    <style:style style:name="T46" style:family="text">
      <style:text-properties officeooo:rsid="473100b1"/>
    </style:style>
    <style:style style:name="T47" style:family="text">
      <style:text-properties officeooo:rsid="47330021"/>
    </style:style>
    <style:style style:name="T48" style:family="text">
      <style:text-properties fo:color="#010101" style:font-name="標楷體1" fo:font-size="11pt" style:font-name-asian="標楷體1" style:font-size-asian="11pt" style:font-size-complex="11pt"/>
    </style:style>
    <style:style style:name="T49" style:family="text">
      <style:text-properties fo:color="#010101" style:font-name="標楷體1" fo:font-size="14pt" style:font-name-asian="標楷體1" style:font-size-asian="14pt" style:font-size-complex="14pt"/>
    </style:style>
    <style:style style:name="T50" style:family="text">
      <style:text-properties fo:color="#010101" style:font-name="標楷體1" fo:font-size="13pt" style:font-name-asian="標楷體1" style:font-size-asian="13pt" style:font-size-complex="13pt"/>
    </style:style>
    <style:style style:name="T51" style:family="text">
      <style:text-properties fo:color="#010101" style:font-name="標楷體1" style:font-name-asian="標楷體1"/>
    </style:style>
    <style:style style:name="T52" style:family="text">
      <style:text-properties officeooo:rsid="47796e12"/>
    </style:style>
    <style:style style:name="T53" style:family="text">
      <style:text-properties officeooo:rsid="47797522"/>
    </style:style>
    <style:style style:name="T54" style:family="text">
      <style:text-properties officeooo:rsid="478354b8"/>
    </style:style>
    <style:style style:name="T55" style:family="text">
      <style:text-properties officeooo:rsid="479b6419"/>
    </style:style>
    <style:style style:name="T56" style:family="text">
      <style:text-properties officeooo:rsid="47b1e85d"/>
    </style:style>
    <style:style style:name="T57" style:family="text">
      <style:text-properties style:font-name="Arial" officeooo:rsid="47b1e85d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73273882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12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12">明顯例子，假定，某一特定個體 生存、生活 在 窮困地區、戰亂時代。</text:p>
                  <text:list>
                    <text:list-item>
                      <text:p text:style-name="P12">假定，該個體的 肉體、意識 極端痛苦。</text:p>
                    </text:list-item>
                    <text:list-item>
                      <text:p text:style-name="P12">該個體 有機率 反出生。</text:p>
                      <text:list>
                        <text:list-item>
                          <text:p text:style-name="P13">原因很明顯，該個體 有機率不希望，<text:span text:style-name="T8">(</text:span><text:span text:style-name="T7">有機率出現的</text:span><text:span text:style-name="T8">)</text:span><text:span text:style-name="T7">子代 跟著</text:span><text:span text:style-name="T8">(</text:span><text:span text:style-name="T7">該個體</text:span><text:span text:style-name="T8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13">明顯例子，假定，某一特定個體 生存、生活 在 富足地區、和平時代。</text:p>
                  <text:list>
                    <text:list-item>
                      <text:p text:style-name="P13">假定，該個體的 肉體、意識 幸福、美滿。</text:p>
                    </text:list-item>
                    <text:list-item>
                      <text:p text:style-name="P14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15">原因很明顯，該個體 有機率 希望，<text:span text:style-name="T8">(</text:span><text:span text:style-name="T7">有機率出現的</text:span><text:span text:style-name="T8">)</text:span>子代 跟著<text:span text:style-name="T8">(</text:span><text:span text:style-name="T7">該個體</text:span><text:span text:style-name="T8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反出生 不是讓 物種滅絕。</text:p>
              <text:list>
                <text:list-item>
                  <text:p text:style-name="P16">反出生 是，物種、外在環境 交互作用，的 現象。</text:p>
                  <text:list>
                    <text:list-item>
                      <text:p text:style-name="P17">反出生 是，個體、外在環境 交互作用、自動調節、自然調節，的 現象。</text:p>
                    </text:list-item>
                    <text:list-item>
                      <text:p text:style-name="P17">反出生 是，個體群、外在環境 交互作用、自動調節、自然調節，的 現象。</text:p>
                    </text:list-item>
                    <text:list-item>
                      <text:p text:style-name="P17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8">（群體、物種、個體 和 外在環境 交互作用，）自動調節、自然調節 個體數量，的 現象。</text:p>
                  <text:list>
                    <text:list-item>
                      <text:p text:style-name="P19">（群體、外在環境 交互作用，）群體 正出生、反出生 自動調節 個體數量，的 現象。</text:p>
                    </text:list-item>
                    <text:list-item>
                      <text:p text:style-name="P19">（物種、外在環境 交互作用，）物種 正出生、反出生 自動調節 個體數量，的 現象。</text:p>
                    </text:list-item>
                    <text:list-item>
                      <text:p text:style-name="P19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20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2">存</text:span> 的<text:span text:style-name="T1"> 自然</text:span>現象。</text:p>
                    </text:list-item>
                  </text:list>
                </text:list-item>
                <text:list-item>
                  <text:p text:style-name="P21">正出生、反出生 代表，物種、外在環境 共生、交互作用。</text:p>
                  <text:list>
                    <text:list-item>
                      <text:p text:style-name="P109">明顯例子，<text:span text:style-name="T5">外在環境、</text:span>正出生率、反出生率。</text:p>
                      <text:list>
                        <text:list-item>
                          <text:p text:style-name="P110">明顯例子，食物越少、資源越苛刻、空間越狹窄，正出生率越低、反出生率越高。</text:p>
                        </text:list-item>
                        <text:list-item>
                          <text:p text:style-name="P111">明顯例子，食物越多、資源越豐富、空間越廣闊，正出生率越高、反出生率越低。</text:p>
                          <text:list>
                            <text:list-item>
                              <text:p text:style-name="P22">正出生<text:span text:style-name="T12">率</text:span>、反出生<text:span text:style-name="T12">率 是 </text:span>群體、物種、個體 的 正出生<text:span text:style-name="T12">率</text:span>、反出生<text:span text:style-name="T12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個體、正出生率、反出生率。</text:p>
                      <text:list>
                        <text:list-item>
                          <text:p text:style-name="P23">明顯例子，個<text:span text:style-name="T7">體(感受到自己)</text:span>的 肉體、意識 越痛苦<text:span text:style-name="T12">，正出生率越低、反出生率越高</text:span>。</text:p>
                        </text:list-item>
                        <text:list-item>
                          <text:p text:style-name="P24">明顯例子，個體<text:span text:style-name="T7">(感受到自己)</text:span>的 肉體、意識 越幸福<text:span text:style-name="T12">，正出生率越高、反出生率越低</text:span>。</text:p>
                          <text:list>
                            <text:list-item>
                              <text:p text:style-name="P25">明顯例子，使用（馬斯洛 認定的）需求理論、（麥德米德 認定的）需求金字塔。</text:p>
                            </text:list-item>
                          </text:list>
                        </text:list-item>
                        <text:list-item>
                          <text:p text:style-name="P23">個體的 正出生率 有機率是 常態分佈。</text:p>
                          <text:list>
                            <text:list-item>
                              <text:p text:style-name="P26">些微幸福的 個體的 正出生（子代的 數量）最多。</text:p>
                              <text:list>
                                <text:list-item>
                                  <text:p text:style-name="P26">假定，座標系的 水平軸，從左到右 是 痛苦到幸福。</text:p>
                                  <text:list>
                                    <text:list-item>
                                      <text:p text:style-name="P26">些微幸福 在（常態分佈）中間偏右的 位置。</text:p>
                                    </text:list-item>
                                    <text:list-item>
                                      <text:p text:style-name="P27">些微幸福 在 平均值的 右邊。</text:p>
                                      <text:list>
                                        <text:list-item>
                                          <text:p text:style-name="P28">些微幸福 在（常態分佈 投影到 水平軸的）平均值的 右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">距離 些微幸福 越遠的 個體，正出生 越少。</text:p>
                              <text:list>
                                <text:list-item>
                                  <text:p text:style-name="P30">距離 些微幸福 越遠的 個體，正出生率 越低。</text:p>
                                </text:list-item>
                                <text:list-item>
                                  <text:p text:style-name="P23">明顯例子，越痛苦的 個體 正出生 越少。</text:p>
                                  <text:list>
                                    <text:list-item>
                                      <text:p text:style-name="P31">越痛苦的 個體 正出生率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32">明顯例子，越幸福的 個體 正出生 越少。</text:p>
                                  <text:list>
                                    <text:list-item>
                                      <text:p text:style-name="P31">越幸福的 個體 正出生率 越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隨著 文明發展，些微幸福 有機率出現 右移現象。</text:p>
                              <text:list>
                                <text:list-item>
                                  <text:p text:style-name="P31">明顯例子，隨著 文明發展，人類群體的 平均智商<text:span text:style-name="T6"> </text:span>有 右移現象。</text:p>
                                </text:list-item>
                              </text:list>
                            </text:list-item>
                            <text:list-item>
                              <text:p text:style-name="P31">有機率，從 越痛苦 生越多，變成 越些微幸福 生越多。</text:p>
                            </text:list-item>
                          </text:list>
                        </text:list-item>
                        <text:list-item>
                          <text:p text:style-name="P33">痛苦、幸福 相依於 個體的 時空背景、知識、常識、認知、投影世界觀、共識。</text:p>
                          <text:list>
                            <text:list-item>
                              <text:p text:style-name="P33">明顯例子。</text:p>
                              <text:list>
                                <text:list-item>
                                  <text:p text:style-name="P33">假定，第一個個體 生存、生活 在 <text:span text:style-name="T12">食物很多、資源豐富、空間廣闊 的 環境</text:span>。</text:p>
                                </text:list-item>
                                <text:list-item>
                                  <text:p text:style-name="P34">假定，第二個個體 生存、生活 在 <text:span text:style-name="T12">食物很少、資源苛刻、空間狹窄 的 環境</text:span>。</text:p>
                                </text:list-item>
                                <text:list-item>
                                  <text:p text:style-name="P33">假定，第一個個體、第二個個體 的 知識、常識、認知、投影世界觀 相同。</text:p>
                                </text:list-item>
                                <text:list-item>
                                  <text:p text:style-name="P33">第一個個體 有機率認定，該環境 是 幸福環境。</text:p>
                                  <text:list>
                                    <text:list-item>
                                      <text:p text:style-name="P33">第一個個體 有機率認定，自己的 肉體、意識 極端幸福。</text:p>
                                    </text:list-item>
                                    <text:list-item>
                                      <text:p text:style-name="P35">第一個個體 有機率 正出生。</text:p>
                                      <text:list>
                                        <text:list-item>
                                          <text:p text:style-name="P35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">第二個個體 有機率認定，該環境 是 痛苦環境。</text:p>
                                  <text:list>
                                    <text:list-item>
                                      <text:p text:style-name="P35">第二個個體 有機率認定，自己的 肉體、意識 極端痛苦。</text:p>
                                    </text:list-item>
                                    <text:list-item>
                                      <text:p text:style-name="P35">第二個個體 有機率 反出生。</text:p>
                                      <text:list>
                                        <text:list-item>
                                          <text:p text:style-name="P35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明顯例子，假定，第一個個體、第二個個體 經歷、環境、時空背景 相同。</text:p>
                              <text:list>
                                <text:list-item>
                                  <text:p text:style-name="P36">假定，第一個個體、第二個個體 的 知識、常識、認知、投影世界觀 不同。</text:p>
                                  <text:list>
                                    <text:list-item>
                                      <text:p text:style-name="P23">假定，第一個個體 是 無神論個體。</text:p>
                                    </text:list-item>
                                    <text:list-item>
                                      <text:p text:style-name="P23">假定，第二個個體 是 有神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23">假定，第一個個體、第二個個體的 肉體、意識<text:span text:style-name="T7">(都)</text:span>在 體驗、承受 極端痛苦。</text:p>
                                </text:list-item>
                                <text:list-item>
                                  <text:p text:style-name="P23">第一個個體 有機率認定，該痛苦是 外在環<text:span text:style-name="T7">境(存在、變化 產生</text:span><text:span text:style-name="T9">)</text:span>的 自然現象。</text:p>
                                  <text:list>
                                    <text:list-item>
                                      <text:p text:style-name="P37">第一個個體 有機率認定，自己的 肉體、意識 極端痛苦。</text:p>
                                    </text:list-item>
                                    <text:list-item>
                                      <text:p text:style-name="P38">第一個個體 有機率認定，該環境 是 痛苦環境。</text:p>
                                    </text:list-item>
                                    <text:list-item>
                                      <text:p text:style-name="P23">第一個個體 有機率 反出生。</text:p>
                                      <text:list>
                                        <text:list-item>
                                          <text:p text:style-name="P23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">第二個個體 有機率認定，該痛苦 是 神 賦予的 試煉。</text:p>
                                  <text:list>
                                    <text:list-item>
                                      <text:p text:style-name="P39">第二個個體 有機率認定，自己的 肉體、意識 極端幸福。</text:p>
                                      <text:list>
                                        <text:list-item>
                                          <text:p text:style-name="P40">第二個個體 有機率認定，自己 受到 神的 重視、正視，才有 該試煉。</text:p>
                                        </text:list-item>
                                        <text:list-item>
                                          <text:p text:style-name="P40">第二個個體 有機率認定，該痛苦 是 神的 祝福。</text:p>
                                        </text:list-item>
                                        <text:list-item>
                                          <text:p text:style-name="P41">原因很明顯，第二個個體 有機率把 該痛苦 賦予意義。</text:p>
                                          <text:list>
                                            <text:list-item>
                                              <text:p text:style-name="P42">第二個個體 有機率認定，該痛苦 有意義、有目的。</text:p>
                                            </text:list-item>
                                            <text:list-item>
                                              <text:p text:style-name="P42">第二個個體 有機率認定，該痛苦的 意義、本質 是 源自於 神。</text:p>
                                            </text:list-item>
                                            <text:list-item>
                                              <text:p text:style-name="P43">第二個個體 有機率認定，該痛苦的 意義、本質 是 跟神有關。</text:p>
                                            </text:list-item>
                                            <text:list-item>
                                              <text:p text:style-name="P43">第二個個體 有機率認定，該痛苦的 意義、本質 是 神 所賦予。</text:p>
                                            </text:list-item>
                                            <text:list-item>
                                              <text:p text:style-name="P44">第二個個體 有機率認定，該痛苦的 意義、本質 是 神的重視。</text:p>
                                            </text:list-item>
                                            <text:list-item>
                                              <text:p text:style-name="P45">第二個個體 有機率認定，該痛苦的 意義、現象 是 神賦予的試煉。</text:p>
                                            </text:list-item>
                                            <text:list-item>
                                              <text:p text:style-name="P45">第二個個體 有機率認定，該痛苦的 意義、現象 是 神正在祝福。</text:p>
                                            </text:list-item>
                                            <text:list-item>
                                              <text:p text:style-name="P46">第二個個體 有機率認定，該痛苦的 意義、目的 是 神要祝福。</text:p>
                                            </text:list-item>
                                            <text:list-item>
                                              <text:p text:style-name="P46">第二個個體 有機率認定，該痛苦（本身）就是（神的）祝福。</text:p>
                                            </text:list-item>
                                            <text:list-item>
                                              <text:p text:style-name="P46">第二個個體 有機率認定，擁有（<text:span text:style-name="T7">(神)</text:span>讓自己能夠（繼續）承受該痛苦的）身體、意識 就是（神的）祝福。</text:p>
                                            </text:list-item>
                                            <text:list-item>
                                              <text:p text:style-name="P46">第二個個體 有機率沒有 看過、感測過（第二個個體 認定的）神。</text:p>
                                            </text:list-item>
                                            <text:list-item>
                                              <text:p text:style-name="P47">（第二個個體 認定的）神 有機率沒有出現在 第二個個體 面前。</text:p>
                                            </text:list-item>
                                            <text:list-item>
                                              <text:p text:style-name="P47">第二個個體 有機率假想，該痛苦、<text:span text:style-name="T7">該</text:span>祝福 之間的 關聯性。</text:p>
                                            </text:list-item>
                                            <text:list-item>
                                              <text:p text:style-name="P46">明顯例子，史金納箱的 鴿子，認定<text:span text:style-name="T7">(讓自己)</text:span>跳舞 有意義、有目的。</text:p>
                                            </text:list-item>
                                            <text:list-item>
                                              <text:p text:style-name="P48">明顯例子，史金納箱的 鴿子 有機率假想 跳舞、食物 之間的關聯。</text:p>
                                            </text:list-item>
                                            <text:list-item>
                                              <text:p text:style-name="P49">明顯例子，史金納箱的 鴿子 有機率假想（讓 自己）跳舞、（當下沒有的、還沒出現的、永遠不會出現的）食物 之間的 關聯性。</text:p>
                                            </text:list-item>
                                            <text:list-item>
                                              <text:p text:style-name="P50">明顯例子，史金納箱的 鴿子 有機率認定，跳舞（本身）就是祝福。</text:p>
                                            </text:list-item>
                                            <text:list-item>
                                              <text:p text:style-name="P51">明顯例子，史金納箱的 鴿子 有機率認定，擁有（能夠 繼續 跳舞 的）身體、意識 就是 祝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">第二個個體 有機率認定，該環境 是 幸福環境。</text:p>
                                    </text:list-item>
                                    <text:list-item>
                                      <text:p text:style-name="P52">第二個個體 有機率 正出生。</text:p>
                                      <text:list>
                                        <text:list-item>
                                          <text:p text:style-name="P53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正出生、反出生 自動調節、自然調節。</text:p>
                      <text:list>
                        <text:list-item>
                          <text:p text:style-name="P54">正出生、反出生 自動調節、自然調節 物種的 個體數量、個體產生時間、個體未來。</text:p>
                        </text:list-item>
                        <text:list-item>
                          <text:p text:style-name="P55">正出生、反出生 自動調節、自然調節 個體的 子代數量、子代產生時間、子代未來。</text:p>
                        </text:list-item>
                      </text:list>
                    </text:list-item>
                    <text:list-item>
                      <text:p text:style-name="P56">明顯例子，紅血球、人體 共生、交互作用。</text:p>
                      <text:list>
                        <text:list-item>
                          <text:p text:style-name="P57">紅血球 正常增生 →<text:span text:style-name="T13"> 人體 有機率 幸福、健康</text:span>。</text:p>
                        </text:list-item>
                        <text:list-item>
                          <text:p text:style-name="P57">明顯例子，紅血球 過多增生 →<text:span text:style-name="T13"> 人體 有機率 痛苦、不健康</text:span>。</text:p>
                        </text:list-item>
                        <text:list-item>
                          <text:p text:style-name="P57">明顯例子，紅血球 過少增生 →<text:span text:style-name="T13"> 人體 有機率 痛苦、不健康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bookmark-start text:name="遠離平均的個體"/>遠離平均的個體<text:bookmark-end text:name="遠離平均的個體"/></text:p>
          <text:list>
            <text:list-item>
              <text:p text:style-name="P57">明顯例子。</text:p>
              <text:list>
                <text:list-item>
                  <text:p text:style-name="P57">假定，某一特定個體 生存、生活 在 某一特定群體。</text:p>
                </text:list-item>
                <text:list-item>
                  <text:p text:style-name="P57">假定，該個體 有 某一特定能力。</text:p>
                </text:list-item>
                <text:list-item>
                  <text:p text:style-name="P57">該能力，該個體 越遠離 該群體的平均，該個體 有機率認定自己 越特別。</text:p>
                  <text:list>
                    <text:list-item>
                      <text:p text:style-name="P58">該個體的 該能力 越遠離 該群體的 該能力的 平均，該個體 有機率認定自己 越特別。</text:p>
                    </text:list-item>
                    <text:list-item>
                      <text:p text:style-name="P59">明顯例子，假定，該個體 越高於 該群體的平均。</text:p>
                      <text:list>
                        <text:list-item>
                          <text:p text:style-name="P60">該個體 有機率認定，自己 越高於、越優越於（低於 自己的）其他個體。</text:p>
                        </text:list-item>
                      </text:list>
                    </text:list-item>
                    <text:list-item>
                      <text:p text:style-name="P60">明顯例子，假定，該個體 越低於 該群體的平均。</text:p>
                      <text:list>
                        <text:list-item>
                          <text:p text:style-name="P60">該個體 有機率認定，自己 越低於、越不如於（高於 自己的）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61">該能力，該個體 越是 單一、一小群，該個體有機率認定自己 越特別、越異常、越萬中選一。</text:p>
                </text:list-item>
                <text:list-item>
                  <text:p text:style-name="P62">該能力，該個體 越是 一大群，該個體 有機率認定自己 越平凡、越正常、越可有可無。</text:p>
                </text:list-item>
              </text:list>
            </text:list-item>
            <text:list-item>
              <text:p text:style-name="P57">明顯例子，超能力者。</text:p>
              <text:list>
                <text:list-item>
                  <text:p text:style-name="P57">假定，單一、一小群 有 超能力。</text:p>
                </text:list-item>
                <text:list-item>
                  <text:p text:style-name="P57">假定，一大群 沒有 超能力。</text:p>
                </text:list-item>
                <text:list-item>
                  <text:p text:style-name="P57">假定，第一個個體、第二個個體 是 相同物種、同一個物種。</text:p>
                  <text:list>
                    <text:list-item>
                      <text:p text:style-name="P57">明顯例子，第一個個體、第二個個體 都是 人類個體。</text:p>
                    </text:list-item>
                  </text:list>
                </text:list-item>
                <text:list-item>
                  <text:p text:style-name="P57">假定，第一個個體 有 超能力。</text:p>
                </text:list-item>
                <text:list-item>
                  <text:p text:style-name="P57">假定，第二個個體 沒有 超能力。</text:p>
                </text:list-item>
                <text:list-item>
                  <text:p text:style-name="P57">第一個個體 有機率認定，第二個個體 不如自己、遠遠不如自己。</text:p>
                  <text:list>
                    <text:list-item>
                      <text:p text:style-name="P57">第一個個體 有機率認定，（第一個個體）自己 高於、優越於 第二個個體。</text:p>
                      <text:list>
                        <text:list-item>
                          <text:p text:style-name="P63">第一個個體 有機率認定，自己的 身分、地位、權力、權利、權限 高於 第二個個體。</text:p>
                        </text:list-item>
                        <text:list-item>
                          <text:p text:style-name="P64">第一個個體 有機率認定，自己的 身分、地位、權力、權利 應該要高於 第二個個體。</text:p>
                        </text:list-item>
                        <text:list-item>
                          <text:p text:style-name="P65">第一個個體 有機率讓，自己的 身分、地位、權力、權利、權限 高於 第二個個體。</text:p>
                        </text:list-item>
                        <text:list-item>
                          <text:p text:style-name="P64">第一個個體 有機率認定，自己的 身分、地位、權力 理所當然的 高於 第二個個體。</text:p>
                        </text:list-item>
                      </text:list>
                    </text:list-item>
                    <text:list-item>
                      <text:p text:style-name="P57">第一個個體 有機率認定，第二個個體 不是 同類、相同個體、同一個物種。</text:p>
                    </text:list-item>
                  </text:list>
                </text:list-item>
                <text:list-item>
                  <text:p text:style-name="P57">第一個個體 有機率認定 自己 凌駕於 法律、憲法、人權。</text:p>
                  <text:list>
                    <text:list-item>
                      <text:p text:style-name="P57">第一個個體 有機率認定，法律、憲法、人權 不會約束自己、無法約束自己。</text:p>
                    </text:list-item>
                    <text:list-item>
                      <text:p text:style-name="P57">第一個個體 有機率 監視、監聽、偷窺、竊聽、控制、遙控、攻擊、傷害 第二個個體。</text:p>
                      <text:list>
                        <text:list-item>
                          <text:p text:style-name="P57">第一個個體 有機率認定，第二個個體的 一舉一動 都在 自己的 掌握當中。</text:p>
                        </text:list-item>
                        <text:list-item>
                          <text:p text:style-name="P66">第一個個體 有機率認定，（第一個個體）自己 控制 第二個個體的 一舉一動。</text:p>
                        </text:list-item>
                      </text:list>
                    </text:list-item>
                    <text:list-item>
                      <text:p text:style-name="P66">第一個個體 有機率 奴役、家畜 第二個個體。</text:p>
                      <text:list>
                        <text:list-item>
                          <text:p text:style-name="P66">第二個個體 有機率 臣服、信仰、信念 第一個個體。</text:p>
                        </text:list-item>
                      </text:list>
                    </text:list-item>
                  </text:list>
                </text:list-item>
                <text:list-item>
                  <text:p text:style-name="P67">超能力 越強，該認定 有機率 越強、越明顯、越顯著、越根深蒂固、越被認定理所當然。</text:p>
                  <text:list>
                    <text:list-item>
                      <text:p text:style-name="P68">超能力勢 越大，該認定有機率 越強、越明顯、越顯著、越根深蒂固、越被認定理所當然。</text:p>
                    </text:list-item>
                  </text:list>
                </text:list-item>
              </text:list>
            </text:list-item>
            <text:list-item>
              <text:p text:style-name="P69">明顯例子，超能力者。</text:p>
              <text:list>
                <text:list-item>
                  <text:p text:style-name="P69">假定，一大群 有 超能力。</text:p>
                </text:list-item>
                <text:list-item>
                  <text:p text:style-name="P69">假定，單一、一小群 沒有 超能力。</text:p>
                </text:list-item>
                <text:list-item>
                  <text:p text:style-name="P69">假定，第一個個體、第二個個體 是 相同物種、同一個物種。</text:p>
                  <text:list>
                    <text:list-item>
                      <text:p text:style-name="P69">明顯例子，第一個個體、第二個個體 都是 人類個體。</text:p>
                    </text:list-item>
                  </text:list>
                </text:list-item>
                <text:list-item>
                  <text:p text:style-name="P69">假定，第一個個體 有 超能力。</text:p>
                </text:list-item>
                <text:list-item>
                  <text:p text:style-name="P69">假定，第二個個體 沒有 超能力。</text:p>
                </text:list-item>
                <text:list-item>
                  <text:p text:style-name="P69">第一個個體 有機率認定，自己 要幫助 第二個個體。</text:p>
                </text:list-item>
                <text:list-item>
                  <text:p text:style-name="P70">第一個個體 有機率認定，法律、憲法、人權 保障、保護 第二個個體。</text:p>
                </text:list-item>
                <text:list-item>
                  <text:p text:style-name="P71">超能力 越強，該認定 有機率 越強、越明顯、越顯著、越根深蒂固、越被認定理所當然。</text:p>
                </text:list-item>
                <text:list-item>
                  <text:p text:style-name="P71">一大群 <text:span text:style-name="T16">↔</text:span><text:span text:style-name="T14">（人類 認定的）正常人。</text:span></text:p>
                  <text:list>
                    <text:list-item>
                      <text:p text:style-name="P72">單一、一小群 <text:span text:style-name="T16">↔</text:span><text:span text:style-name="T14">（人類 認定的）病人、身障者、精神病患者</text:span>。</text:p>
                    </text:list-item>
                  </text:list>
                </text:list-item>
                <text:list-item>
                  <text:p text:style-name="P72">一大群 <text:span text:style-name="T16">↔</text:span><text:span text:style-name="T14"> 擁有 正常 權力、權利、權限 的 人。</text:span></text:p>
                  <text:list>
                    <text:list-item>
                      <text:p text:style-name="P73">單一、一小群 <text:span text:style-name="T16">↔</text:span><text:span text:style-name="T14"> 擁有 正常、異常 權力、權利、權限 的 人</text:span>。</text:p>
                      <text:list>
                        <text:list-item>
                          <text:p text:style-name="P73"><text:span text:style-name="T14">該異常 越多、越廣，</text:span>該認定 有機率 越強、越明顯、越顯著、越根深蒂固。</text:p>
                        </text:list-item>
                      </text:list>
                    </text:list-item>
                    <text:list-item>
                      <text:p text:style-name="P74">明顯例子。</text:p>
                      <text:list>
                        <text:list-item>
                          <text:p text:style-name="P74">國民 擁有 生命權、自由權。</text:p>
                        </text:list-item>
                        <text:list-item>
                          <text:p text:style-name="P74">國王 擁有 生命權、自由權、賦稅權、立法權、特赦權、任用官員權、發動戰爭權。</text:p>
                          <text:list>
                            <text:list-item>
                              <text:p text:style-name="P75">國王 有機率認定，自己 要幫助 國民。</text:p>
                              <text:list>
                                <text:list-item>
                                  <text:p text:style-name="P75">明顯例子，國王 有機率認定，國民 是 國家的 最小單位。</text:p>
                                  <text:list>
                                    <text:list-item>
                                      <text:p text:style-name="P75">國王 有機率認定，國民 越幸福、越健康，國家 越幸福、越興盛。</text:p>
                                    </text:list-item>
                                    <text:list-item>
                                      <text:p text:style-name="P76">國王 有機率認定，國民 越幸福、越健康，國民、國家 越共生、越共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5">國王 有機率認定，自己 不要幫助 國民。</text:p>
                              <text:list>
                                <text:list-item>
                                  <text:p text:style-name="P75">明顯例子，國王 有機率認定，國民 是 韭菜。</text:p>
                                  <text:list>
                                    <text:list-item>
                                      <text:p text:style-name="P75">國王 有機率認定，國民 越不幸福、越勞累，國王、領導層 越幸福。</text:p>
                                    </text:list-item>
                                    <text:list-item>
                                      <text:p text:style-name="P76">國王 有機率認定，國民 越不幸福、越勞累，國民 越不會反抗 國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公民"/>公民<text:bookmark-end text:name="公民"/></text:p>
          <text:list>
            <text:list-item>
              <text:p text:style-name="P7">公民 是<text:span text:style-name="T1">（數量型認定、社會型認定、全體型認定）</text:span>擁有<text:span text:style-name="T1"> 生命權、自由權、隱私</text:span>權 的 個體。</text:p>
              <text:list>
                <text:list-item>
                  <text:p text:style-name="P77">數量型認定 的 明顯例子，一大群 認定。</text:p>
                </text:list-item>
                <text:list-item>
                  <text:p text:style-name="P77">社會型認定 的 明顯例子，政府、領導層、有話語權的國民群、能夠賦予權力的個體群 認定。</text:p>
                </text:list-item>
                <text:list-item>
                  <text:p text:style-name="P77">全體型認定 的 明顯例子，所有的 個體 認定。</text:p>
                </text:list-item>
                <text:list-item>
                  <text:p text:style-name="P77">明顯例子，某一特定群體 社會型認定 某一特定個體 有（自己的）生命權、自由權、隱私權。</text:p>
                  <text:list>
                    <text:list-item>
                      <text:p text:style-name="P77">該個體 是 該群體的 公民。</text:p>
                    </text:list-item>
                    <text:list-item>
                      <text:p text:style-name="P77">該群體 有機率社會型認定，該個體 擁有（自己的）財產權。</text:p>
                    </text:list-item>
                  </text:list>
                </text:list-item>
                <text:list-item>
                  <text:p text:style-name="P78">明顯例子，某一特定群體 社會型認定，某一特定個體 沒有（自己的）生命權。</text:p>
                  <text:list>
                    <text:list-item>
                      <text:p text:style-name="P79">該個體 有機率不是 該群體的 公民。</text:p>
                    </text:list-item>
                  </text:list>
                </text:list-item>
              </text:list>
            </text:list-item>
            <text:list-item>
              <text:p text:style-name="P6">明顯例子，奴隸制<text:span text:style-name="T1">社會、奴隸制文明</text:span>。</text:p>
              <text:list>
                <text:list-item>
                  <text:p text:style-name="P80">奴隸制 認定，奴隸 不是 公民。</text:p>
                </text:list-item>
                <text:list-item>
                  <text:p text:style-name="P80">奴隸制 認定，奴隸 是 社會、文明 的 一部份。</text:p>
                </text:list-item>
                <text:list-item>
                  <text:p text:style-name="P81">公民 有機率認定 理所當然、毫無違和感。</text:p>
                </text:list-item>
                <text:list-item>
                  <text:p text:style-name="P82">假定，奴隸、公民<text:span text:style-name="T19"> 共生、共存</text:span>。</text:p>
                  <text:list>
                    <text:list-item>
                      <text:p text:style-name="P83">奴隸、公民 <text:span text:style-name="T19">健康特徵型平權 共生、共存</text:span>。</text:p>
                      <text:list>
                        <text:list-item>
                          <text:p text:style-name="P144">（健康<text:span text:style-name="T19">特徵型平權 的 相關描述在 </text:span><text:span text:style-name="T18">社會</text:span><text:span text:style-name="T19"> 文件群的 </text:span><text:span text:style-name="T18">平權</text:span>）</text:p>
                        </text:list-item>
                      </text:list>
                    </text:list-item>
                    <text:list-item>
                      <text:p text:style-name="P84">奴隸、公民 有機率（反而）認定 奇怪、有違和感。</text:p>
                    </text:list-item>
                  </text:list>
                </text:list-item>
                <text:list-item>
                  <text:p text:style-name="P85">假定，奴隸制 被廢除，沒有奴隸、都是公民。</text:p>
                  <text:list>
                    <text:list-item>
                      <text:p text:style-name="P85">奴隸、公民 有機率（反而）認定 奇怪、有違和感。</text:p>
                      <text:list>
                        <text:list-item>
                          <text:p text:style-name="P85">肉質層型奴隸 有機率變成 意識層型奴隸。</text:p>
                        </text:list-item>
                        <text:list-item>
                          <text:p text:style-name="P85">明顯例子，假定，某一特定個體（曾經）是 奴隸。</text:p>
                          <text:list>
                            <text:list-item>
                              <text:p text:style-name="P85">該個體 有機率（只）知道 受到（奴隸主）奴役 的 生存、生活。</text:p>
                            </text:list-item>
                            <text:list-item>
                              <text:p text:style-name="P86">該個體 有機率讓（原本的奴隸主、其他個體 成為 雇主）雇傭、委託 自己 工作</text:p>
                            </text:list-item>
                            <text:list-item>
                              <text:p text:style-name="P87">該個體的 收入、收取的報酬 有機率從<text:span text:style-name="T7">(奴隸主 提供的)</text:span>食物、居住場所 變成 錢。</text:p>
                              <text:list>
                                <text:list-item>
                                  <text:p text:style-name="P88">使用（奴隸主的）命令、（官方的）法律 控制 該個體 <text:span text:style-name="T15">↔</text:span><text:span text:style-name="T20"> </text:span>肉質層型奴隸。</text:p>
                                  <text:list>
                                    <text:list-item>
                                      <text:p text:style-name="P89">使用（個體的）本能型慾望 控制 該個體 <text:span text:style-name="T15">↔</text:span><text:span text:style-name="T20"> </text:span>肉質層型奴隸。</text:p>
                                    </text:list-item>
                                  </text:list>
                                </text:list-item>
                                <text:list-item>
                                  <text:p text:style-name="P90">使用（官方的）錢、（群體的）傳承型慾望 控制 該個體 <text:span text:style-name="T15">↔</text:span><text:span text:style-name="T20"> </text:span>意識層型奴隸。</text:p>
                                  <text:list>
                                    <text:list-item>
                                      <text:p text:style-name="P145">（傳承型慾望 的 相關描述 在 <text:span text:style-name="T17">社會</text:span> 文件群的 <text:span text:style-name="T17">慾望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奴隸制社會、奴隸制文明 有機率 暫時降低、暫時退化、崩塌、沒有太多變化、反而提升。</text:p>
                    </text:list-item>
                  </text:list>
                </text:list-item>
              </text:list>
            </text:list-item>
            <text:list-item>
              <text:p text:style-name="P8">明顯例子，家畜制<text:span text:style-name="T1">社會、家畜制文明</text:span>。</text:p>
              <text:list>
                <text:list-item>
                  <text:p text:style-name="P80">家畜制 認定，家畜 不是 公民。</text:p>
                </text:list-item>
                <text:list-item>
                  <text:p text:style-name="P80">家畜制 認定，家畜 是 社會、文明 的 一部份。</text:p>
                </text:list-item>
                <text:list-item>
                  <text:p text:style-name="P91">公民 有機率認定 理所當然、毫無違和感。</text:p>
                </text:list-item>
              </text:list>
            </text:list-item>
            <text:list-item>
              <text:p text:style-name="P92">明顯例子，奴役大自然個體制社會、奴役大自然個體制文明。</text:p>
              <text:list>
                <text:list-item>
                  <text:p text:style-name="P80">奴役大自然個體制 認定，大自然個體 不是 公民。</text:p>
                </text:list-item>
                <text:list-item>
                  <text:p text:style-name="P80">奴役大自然個體制 認定，大自然個體 是 社會、文明 的 一部份。</text:p>
                </text:list-item>
                <text:list-item>
                  <text:p text:style-name="P93">公民 有機率認定 理所當然、毫無違和感。</text:p>
                </text:list-item>
              </text:list>
            </text:list-item>
            <text:list-item>
              <text:p text:style-name="P93">明顯例子，奴<text:span text:style-name="T7">役&lt;?</text:span><text:span text:style-name="T10">a&gt;</text:span>個體制社會、奴役<text:span text:style-name="T7">&lt;?</text:span><text:span text:style-name="T10">a&gt;</text:span>個體制文明。</text:p>
              <text:list>
                <text:list-item>
                  <text:p text:style-name="P80">奴<text:span text:style-name="T7">役&lt;?</text:span><text:span text:style-name="T10">a&gt;</text:span>個體制，<text:span text:style-name="T7">&lt;?</text:span><text:span text:style-name="T10">a&gt;</text:span>個體 不是 公民。</text:p>
                </text:list-item>
                <text:list-item>
                  <text:p text:style-name="P80">奴<text:span text:style-name="T7">役&lt;?</text:span><text:span text:style-name="T10">a&gt;</text:span>個體制，<text:span text:style-name="T7">&lt;?</text:span><text:span text:style-name="T10">a&gt;</text:span>個體 是 社會、文明 的 一部份。</text:p>
                </text:list-item>
                <text:list-item>
                  <text:p text:style-name="P94">公民 有機率認定 理所當然、毫無違和感。</text:p>
                </text:list-item>
              </text:list>
            </text:list-item>
          </text:list>
        </text:list-item>
        <text:list-item>
          <text:p text:style-name="P9"><text:bookmark-start text:name="慾望"/>慾望<text:bookmark-end text:name="慾望"/></text:p>
          <text:list>
            <text:list-item>
              <text:p text:style-name="P95">慾望層級、第<text:span text:style-name="T11">a</text:span>層級慾望。</text:p>
              <text:list>
                <text:list-item>
                  <text:p text:style-name="P95">明顯例子，第<text:span text:style-name="T11">0</text:span>層級慾望 是 本能型慾望。</text:p>
                </text:list-item>
                <text:list-item>
                  <text:p text:style-name="P95">明顯例子，第<text:span text:style-name="T11">1</text:span>層級慾望 是 傳承型慾望。</text:p>
                </text:list-item>
              </text:list>
            </text:list-item>
            <text:list-item>
              <text:p text:style-name="P9">本能型慾望。</text:p>
              <text:list>
                <text:list-item>
                  <text:p text:style-name="P112">明顯例子，食慾、睡慾、性慾、發呆慾、學習慾、感測外在環境慾、交互作用外在環境慾。</text:p>
                  <text:list>
                    <text:list-item>
                      <text:p text:style-name="P112">發呆慾 是 放空慾。</text:p>
                    </text:list-item>
                    <text:list-item>
                      <text:p text:style-name="P112">學習慾 的 明顯例子，學習 內在物質、外在環境，提升、生活 生存、生活 機率、品質。</text:p>
                    </text:list-item>
                  </text:list>
                </text:list-item>
                <text:list-item>
                  <text:p text:style-name="P113">明顯例子，採集食物、整理和搭建床鋪、抓癢和發洩性慾、放空、移動和觀看和記憶和思想。</text:p>
                </text:list-item>
              </text:list>
            </text:list-item>
            <text:list-item>
              <text:p text:style-name="P9">傳承型慾望。</text:p>
              <text:list>
                <text:list-item>
                  <text:p text:style-name="P96">明顯例子，看書、看畫、逛街、喝酒、喝飲料、吃美食、買包包、看電影、玩遊戲、聽故事。</text:p>
                </text:list-item>
                <text:list-item>
                  <text:p text:style-name="P97">明顯例子，寫書、畫畫、開店、釀酒、調飲料、烹飪美食、編織包包、拍攝電影、製作遊戲。</text:p>
                </text:list-item>
              </text:list>
            </text:list-item>
            <text:list-item>
              <text:p text:style-name="P94">假定，某一特定個體（只）有 本能型慾望，沒有 傳承型慾望。</text:p>
              <text:list>
                <text:list-item>
                  <text:p text:style-name="P94">其他個體 有機率認定 該個體（很）無聊、單調、乏味、閒暇、悠閒。</text:p>
                  <text:list>
                    <text:list-item>
                      <text:p text:style-name="P98">明顯例子，人類 有機率認定，紅血球的 生存、生活 很無聊、很單調、很乏味、很閒暇。</text:p>
                    </text:list-item>
                  </text:list>
                </text:list-item>
                <text:list-item>
                  <text:p text:style-name="P94">該個體 有機率認定 自己、其他個體、所有個體（都）很有趣。</text:p>
                  <text:list>
                    <text:list-item>
                      <text:p text:style-name="P94">明顯例子，嬰兒、幼童。</text:p>
                      <text:list>
                        <text:list-item>
                          <text:p text:style-name="P99">嬰兒、幼童 有 本能型慾望。</text:p>
                          <text:list>
                            <text:list-item>
                              <text:p text:style-name="P99">嬰兒、幼童 會 吃東西<text:span text:style-name="T21">、挪動身體鋪平被子、抓癢、發呆、觸摸和觀看週遭事物</text:span>。</text:p>
                            </text:list-item>
                            <text:list-item>
                              <text:p text:style-name="P99">嬰兒、幼童 對 世界、自己的手指 充滿好奇。</text:p>
                            </text:list-item>
                            <text:list-item>
                              <text:p text:style-name="P99">嬰兒、幼童 對 改變、互動 其他個體、外在環境，感到 興奮、快樂、有成就感。</text:p>
                            </text:list-item>
                          </text:list>
                        </text:list-item>
                        <text:list-item>
                          <text:p text:style-name="P99">嬰兒、幼童（有機率 還）沒有 傳承型慾望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（只）有 本能型慾望 不代表 維持現狀、原地踏步、過著本能的生活。</text:p>
              <text:list>
                <text:list-item>
                  <text:p text:style-name="P100">（只）有 本能型慾望（仍然）有機率能夠 提升、昇華 生存機率、生活品質。</text:p>
                  <text:list>
                    <text:list-item>
                      <text:p text:style-name="P100">明顯例子，喝 更純淨的、更乾淨的、更衛生的 水。</text:p>
                      <text:list>
                        <text:list-item>
                          <text:p text:style-name="P100">明顯例子，石器時代的 人類個體 有機率（只）能喝（沒有處理過的）河水、泥水。</text:p>
                        </text:list-item>
                        <text:list-item>
                          <text:p text:style-name="P100">明顯例子，農業時代的 人類個體 有機率（只）能喝 煮沸之後的 白開水。</text:p>
                        </text:list-item>
                        <text:list-item>
                          <text:p text:style-name="P101">明顯例子，電腦時代的 人類個體 有機率（只）能喝 過濾之後的 過濾水、蒸餾水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有 傳承型慾望 不代表 不好。</text:p>
              <text:list>
                <text:list-item>
                  <text:p text:style-name="P10"><text:span text:style-name="T1">明顯例子，看書、</text:span>玩遊戲、聽故事 有機率<text:span text:style-name="T1"> 維持、</text:span>提升<text:span text:style-name="T1">、昇華 </text:span>生存機率、生活品質。</text:p>
                </text:list-item>
              </text:list>
            </text:list-item>
          </text:list>
        </text:list-item>
        <text:list-item>
          <text:p text:style-name="P10"><text:bookmark-start text:name="全球化製造"/>全球化製造<text:bookmark-end text:name="全球化製造"/></text:p>
          <text:list>
            <text:list-item>
              <text:p text:style-name="P11">全球化製造 <text:span text:style-name="T23">↔</text:span><text:span text:style-name="T22"> 製造</text:span><text:span text:style-name="T4">的</text:span><text:span text:style-name="T22">地</text:span><text:span text:style-name="T4">點</text:span><text:span text:style-name="T22">分散</text:span><text:span text:style-name="T4">在</text:span><text:span text:style-name="T22">全球</text:span><text:span text:style-name="T4">、分散式汽車流水線</text:span>。</text:p>
              <text:list>
                <text:list-item>
                  <text:p text:style-name="P108">宇宙化製造 <text:span text:style-name="T23">↔</text:span><text:span text:style-name="T22"> 製造的地點分散在宇宙</text:span>。</text:p>
                  <text:list>
                    <text:list-item>
                      <text:p text:style-name="P108">明顯例子，恆星 製造 光。<text:span text:style-name="T51">{、高能粒子}</text:span></text:p>
                    </text:list-item>
                  </text:list>
                </text:list-item>
              </text:list>
            </text:list-item>
            <text:list-item>
              <text:p text:style-name="P103">明顯例子。</text:p>
              <text:list>
                <text:list-item>
                  <text:p text:style-name="P103">假定，對於 第一個國家 來說，第一個國家的 製造成本 是<text:span text:style-name="T7"> </text:span><text:span text:style-name="T30">10000</text:span><text:span text:style-name="T27">元</text:span>。</text:p>
                </text:list-item>
                <text:list-item>
                  <text:p text:style-name="P102">假定，對於 第一個國家 來說，第二個國家的 製造成本 是<text:span text:style-name="T7"> 1元</text:span>。</text:p>
                  <text:list>
                    <text:list-item>
                      <text:p text:style-name="P102">明顯例子，假定。</text:p>
                      <text:list>
                        <text:list-item>
                          <text:p text:style-name="P102">對於 第二個國家 來說，第二個國家<text:span text:style-name="T7">(製造出 某一特定成品)的</text:span> 製造成本 是<text:span text:style-name="T7"> </text:span><text:span text:style-name="T31">0.1</text:span><text:span text:style-name="T46">元。</text:span></text:p>
                        </text:list-item>
                        <text:list-item>
                          <text:p text:style-name="P102">對於 第二個國家 來說<text:span text:style-name="T7">，(從 第二個國家 物流到 第一個國家的)</text:span>物流成本 是<text:span text:style-name="T7"> </text:span><text:span text:style-name="T32">0.2</text:span><text:span text:style-name="T47">元。</text:span></text:p>
                        </text:list-item>
                        <text:list-item>
                          <text:p text:style-name="P102">對於 第一個國家、第二個國家 來說，<text:span text:style-name="T7">(該成品 賣給 第一個國家的)售價 是 </text:span><text:span text:style-name="T36">1元</text:span><text:span text:style-name="T7">。</text:span></text:p>
                          <text:list>
                            <text:list-item>
                              <text:p text:style-name="P102">對於 第二個國家 來說，<text:span text:style-name="T7">(該成品 賣給 第一個國家的)製造獲利</text:span> 是<text:span text:style-name="T7"> </text:span><text:span text:style-name="T34">0.7</text:span><text:span text:style-name="T33">元</text:span>。</text:p>
                              <text:list>
                                <text:list-item>
                                  <text:p text:style-name="P102">該成品，製造獲利<text:span text:style-name="T7"> = 售價 - 製造成本 – 物流成本</text:span>。</text:p>
                                  <text:list>
                                    <text:list-item>
                                      <text:p text:style-name="P106"><text:span text:style-name="T42">0.7 </text:span><text:span text:style-name="T44">= </text:span><text:span text:style-name="T42">1–0.1–0.2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2">對於 第一個國家 來說，<text:span text:style-name="T7">(第二個國家(製造的 該成品)的)售價、製造成本 是 </text:span><text:span text:style-name="T35">1元</text:span>。</text:p>
                          <text:list>
                            <text:list-item>
                              <text:p text:style-name="P104">對於 第二個國家 來說，第二個國家<text:span text:style-name="T7">(製造出 該成品)的</text:span> <text:span text:style-name="T7">售價</text:span> <text:span text:style-name="T7">(也)</text:span>是<text:span text:style-name="T7"> </text:span><text:span text:style-name="T31">1</text:span><text:span text:style-name="T46">元</text:span>。</text:p>
                            </text:list-item>
                            <text:list-item>
                              <text:p text:style-name="P104">對於 第二個國家 來說，第二個國家<text:span text:style-name="T7">(製造出 該成品)的</text:span> 狹義製造成本 是<text:span text:style-name="T31">0.1</text:span><text:span text:style-name="T46">元</text:span>。</text:p>
                              <text:list>
                                <text:list-item>
                                  <text:p text:style-name="P107">狹義製造成<text:span text:style-name="T7">本 = 製造成本</text:span>。</text:p>
                                  <text:list>
                                    <text:list-item>
                                      <text:p text:style-name="P143"><text:span text:style-name="T6">0.1 = 0.1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5">對於 第二個國家 來說，第二個國家<text:span text:style-name="T7">(製造出 該成品)的</text:span> 廣義製造成本 是<text:span text:style-name="T31">0.</text:span><text:span text:style-name="T37">3</text:span><text:span text:style-name="T46">元。</text:span></text:p>
                              <text:list>
                                <text:list-item>
                                  <text:p text:style-name="P105">廣義製造成<text:span text:style-name="T7">本 = 售價</text:span><text:span text:style-name="T42">–</text:span><text:span text:style-name="T7">製造獲利</text:span>。</text:p>
                                  <text:list>
                                    <text:list-item>
                                      <text:p text:style-name="P114"><text:span text:style-name="T6">0.3 </text:span><text:span text:style-name="T44">= </text:span><text:span text:style-name="T43">1</text:span><text:span text:style-name="T42">–</text:span><text:span text:style-name="T43">0.7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4"><text:span text:style-name="T5">假定，第一個國家、第二個國家 在 不同的 地區、地方。</text:span></text:p>
                </text:list-item>
                <text:list-item>
                  <text:p text:style-name="P115"><text:span text:style-name="T5">假定，第二個國家 製造 某一特定成品</text:span>。</text:p>
                  <text:list>
                    <text:list-item>
                      <text:p text:style-name="P116"><text:span text:style-name="T5">對於 第一個國家 來說，第二個國家 製造 </text:span><text:span text:style-name="T24">↔</text:span><text:span text:style-name="T5"> 異地化製造</text:span>。</text:p>
                    </text:list-item>
                    <text:list-item>
                      <text:p text:style-name="P117"><text:span text:style-name="T5">對於 第二個國家 來說，第二個國家 製造 </text:span><text:span text:style-name="T24">↔</text:span><text:span text:style-name="T5"> 在地化製造</text:span>。</text:p>
                    </text:list-item>
                  </text:list>
                </text:list-item>
                <text:list-item>
                  <text:p text:style-name="P118"><text:span text:style-name="T5">假定，第一個國家、第二個國家、第三個國家 在 不同的 地區、地方</text:span>。</text:p>
                </text:list-item>
                <text:list-item>
                  <text:p text:style-name="P118"><text:span text:style-name="T5">假定，第三個國家 製造 第二個成品</text:span>。<text:span text:style-name="T48">{該成品的種類、第二個誠品的種類 有機率 相同、不同、是同一種、不是同一種}</text:span></text:p>
                  <text:list>
                    <text:list-item>
                      <text:p text:style-name="P118"><text:span text:style-name="T5">對於 第一個國家 來說，第二個國家、第三個國家 製造 </text:span><text:span text:style-name="T24">↔</text:span><text:span text:style-name="T5"> 異地化製造、多地化製造</text:span>。</text:p>
                    </text:list-item>
                    <text:list-item>
                      <text:p text:style-name="P120"><text:span text:style-name="T5">對於 第二個國家 來說，第二個國家、第三個國家 製造 </text:span><text:span text:style-name="T24">↔</text:span><text:span text:style-name="T5"> 多地化製造</text:span>。</text:p>
                    </text:list-item>
                    <text:list-item>
                      <text:p text:style-name="P118"><text:span text:style-name="T5">對於 第二個國家 來說，第二個國家 製造 </text:span><text:span text:style-name="T24">↔</text:span><text:span text:style-name="T5"> 在地化製造</text:span>。</text:p>
                    </text:list-item>
                    <text:list-item>
                      <text:p text:style-name="P119"><text:span text:style-name="T5">對於 第二個國家 來說，第三個國家 製造 </text:span><text:span text:style-name="T24">↔</text:span><text:span text:style-name="T5"> 異地化製造</text:span>。</text:p>
                    </text:list-item>
                  </text:list>
                </text:list-item>
                <text:list-item>
                  <text:p text:style-name="P120"><text:span text:style-name="T5">假定，第一個國家、第二個國家、第三個國家 分散在 全球</text:span>。</text:p>
                  <text:list>
                    <text:list-item>
                      <text:p text:style-name="P122"><text:span text:style-name="T5">對於 第一個國家 來說，第二個、第三個 國家 製造 </text:span><text:span text:style-name="T24">↔</text:span><text:span text:style-name="T5"> 異地化、多地化、全球化 製造</text:span>。</text:p>
                    </text:list-item>
                    <text:list-item>
                      <text:p text:style-name="P121"><text:span text:style-name="T5">對於 第二個國家 來說，第二個國家、第三個國家 製造 </text:span><text:span text:style-name="T24">↔</text:span><text:span text:style-name="T5"> 多地化製造、全球化製造</text:span>。</text:p>
                    </text:list-item>
                    <text:list-item>
                      <text:p text:style-name="P121"><text:span text:style-name="T5">對於 第二個國家 來說，第二個國家 製造 </text:span><text:span text:style-name="T24">↔</text:span><text:span text:style-name="T5"> 在地化製造</text:span>。</text:p>
                    </text:list-item>
                    <text:list-item>
                      <text:p text:style-name="P121"><text:span text:style-name="T5">對於 第二個國家 來說，第三個國家 製造 </text:span><text:span text:style-name="T24">↔</text:span><text:span text:style-name="T5"> 異地化製造</text:span>。</text:p>
                    </text:list-item>
                  </text:list>
                </text:list-item>
                <text:list-item>
                  <text:p text:style-name="P126">第一個國家 有機率認定，自己 給 第二個國家、第三個國家 有製造的 機會、潛能、實現。</text:p>
                </text:list-item>
                <text:list-item>
                  <text:p text:style-name="P121">第一個國家 有機率認定，自己 給 第二個國家、第三個國家 有賺錢的 機會、潛能、實現。</text:p>
                </text:list-item>
                <text:list-item>
                  <text:p text:style-name="P139">第一個國家 有機率認定，第二個國家、第三個國家 給 自己 有花錢的 機會、潛能、實現。</text:p>
                </text:list-item>
                <text:list-item>
                  <text:p text:style-name="P138">第一個國家 有機率認定，第二個國家、第三個國家 給 自己 有使用的 機會、潛能、實現。</text:p>
                </text:list-item>
                <text:list-item>
                  <text:p text:style-name="P141">第二個國家 有機率認定，第一個國家 給 第二個國家、第三個國家 有製造的 機會、潛能。</text:p>
                </text:list-item>
                <text:list-item>
                  <text:p text:style-name="P123">第二個國家 有機率認定，第一個國家 給 第二個國家、第三個國家 有賺錢的 機會、潛能。</text:p>
                </text:list-item>
                <text:list-item>
                  <text:p text:style-name="P141">第二個國家 有機率認定，第二個國家、第三個國家 給 第一個國家 有花錢的 機會、潛能。</text:p>
                </text:list-item>
                <text:list-item>
                  <text:p text:style-name="P140">第二個國家 有機率認定，第二個國家、第三個國家 給 第一個國家 有使用的 機會、潛能。</text:p>
                </text:list-item>
                <text:list-item>
                  <text:p text:style-name="P125">第一個國家 有機率認定，自己 在剝削 第二個國家、第三個國家。<text:span text:style-name="T49">{ 的 機會成本、潛能、實現}</text:span></text:p>
                </text:list-item>
                <text:list-item>
                  <text:p text:style-name="P124">第二個國家 有機率認定，第一個國家 在剝削 自己、第三個國家。</text:p>
                </text:list-item>
                <text:list-item>
                  <text:p text:style-name="P127">第一個國家 有機率認定，售價 要（<text:span text:style-name="T7">持續）</text:span>降低。</text:p>
                  <text:list>
                    <text:list-item>
                      <text:p text:style-name="P127">明顯例子，第二個國<text:span text:style-name="T7">家(主動、被動) </text:span>提升、昇華 工具 →<text:span text:style-name="T52"> </text:span>降低 製造成本 →<text:span text:style-name="T52"> 售價 降低</text:span>。</text:p>
                      <text:list>
                        <text:list-item>
                          <text:p text:style-name="P127">明顯例子，發展出 紡織機 →<text:span text:style-name="T53"> 降低 </text:span><text:span text:style-name="T38">(紡織)製造成本 → (紡織類的成品)售</text:span><text:span text:style-name="T53">價 降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8">第二個國家 有機率認定，售價 要（<text:span text:style-name="T7">持續）提升</text:span>。</text:p>
                  <text:list>
                    <text:list-item>
                      <text:p text:style-name="P129">明顯例子，第二個國<text:span text:style-name="T7">家(主動、被動) </text:span>提升、昇華 工具 →<text:span text:style-name="T52"> 提升</text:span> 成品品質 →<text:span text:style-name="T52"> 售價 提升</text:span>。</text:p>
                      <text:list>
                        <text:list-item>
                          <text:p text:style-name="P130">明顯例子，發展出 紡織機 →<text:span text:style-name="T53"> 提升 </text:span><text:span text:style-name="T38">(紡織)成品品質 → (紡織類的成品)售</text:span><text:span text:style-name="T53">價 提升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31">假定，第一個國家 認定，售價 降低 太少、太慢。</text:p>
                  <text:list>
                    <text:list-item>
                      <text:p text:style-name="P131">售價 降低 太少 的 明顯例子，降<text:span text:style-name="T7">價</text:span><text:span text:style-name="T39">0.0001元</text:span><text:span text:style-name="T40">(</text:span><text:span text:style-name="T39">變成0.9999元</text:span><text:span text:style-name="T40">)</text:span><text:span text:style-name="T54">、</text:span>沒有降價、漲價。</text:p>
                      <text:list>
                        <text:list-item>
                          <text:p text:style-name="P131">售價 是 第一個國家、第二個國家 談好的、簽約的 價格。</text:p>
                        </text:list-item>
                      </text:list>
                    </text:list-item>
                    <text:list-item>
                      <text:p text:style-name="P132">第一個國家 有機率認定，第二個國家 在 哄抬、敲竹槓、<text:span text:style-name="T7">(反)</text:span>剝削 自己。</text:p>
                      <text:list>
                        <text:list-item>
                          <text:p text:style-name="P132">即便，售價、製造成本，<text:span text:style-name="T7">第二</text:span>個國家<text:span text:style-name="T7"> 遠遠低於 </text:span>第一個國家。</text:p>
                        </text:list-item>
                      </text:list>
                    </text:list-item>
                  </text:list>
                </text:list-item>
                <text:list-item>
                  <text:p text:style-name="P132">假定，第二個國家 認定，售價 提升 太少、太慢。</text:p>
                  <text:list>
                    <text:list-item>
                      <text:p text:style-name="P133">售價 提升 太少 的 明顯例子，漲<text:span text:style-name="T7">價</text:span><text:span text:style-name="T39">0.0001元</text:span><text:span text:style-name="T40">(</text:span><text:span text:style-name="T39">變成</text:span><text:span text:style-name="T41">1.0001</text:span><text:span text:style-name="T39">元</text:span><text:span text:style-name="T40">)</text:span><text:span text:style-name="T54">、</text:span>沒有漲價、降價。</text:p>
                    </text:list-item>
                    <text:list-item>
                      <text:p text:style-name="P134">第二個國家 有機率認定，第一個國家 在 打壓、敲竹槓、剝削 自己。</text:p>
                      <text:list>
                        <text:list-item>
                          <text:p text:style-name="P135">即便，該成品 在 <text:span text:style-name="T7">第二個國家 買氣低迷、沒人買的起、沒人要使用</text:span>。<text:span text:style-name="T50">{、給錢送也沒人要}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5">假定，第二個國家、第三個國家 製造 相同種類的 成品。</text:p>
                  <text:list>
                    <text:list-item>
                      <text:p text:style-name="P136">第二個國家、第三個國家 有機率 削價競爭、氾濫成品。</text:p>
                    </text:list-item>
                    <text:list-item>
                      <text:p text:style-name="P136">第二個國家、第三個國家 有機率 聯合漲價、壟斷成品。</text:p>
                    </text:list-item>
                  </text:list>
                </text:list-item>
                <text:list-item>
                  <text:p text:style-name="P136">第一個國家 <text:span text:style-name="T25">↔</text:span><text:span text:style-name="T55"> 資方、老闆</text:span>。</text:p>
                  <text:list>
                    <text:list-item>
                      <text:p text:style-name="P137">第二個國家、第三個國家 <text:span text:style-name="T25">↔</text:span><text:span text:style-name="T55"> 勞方、員工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15:21:46.332000000</dc:date>
    <meta:editing-duration>P19DT4H35M31S</meta:editing-duration>
    <meta:editing-cycles>17015</meta:editing-cycles>
    <meta:document-statistic meta:table-count="0" meta:image-count="0" meta:object-count="0" meta:page-count="1" meta:paragraph-count="304" meta:word-count="7849" meta:character-count="9168" meta:non-whitespace-character-count="8248"/>
  </office:meta>
</office:document-meta>
</file>